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Title">
      <style:paragraph-properties fo:break-before="pag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style:text-position="super 58%"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 *fazendas urbanas* são espaços projetados e otimizados para a produção de *frutas, hortaliças e vegetais* em áreas urbanas. Diferentemente da agricultura convencional, essas fazendas utilizam técnicas inovadoras, como a *hidroponia* e a *aquaponia*, para cultivar alimentos de maneira sustentável ¹. Vamos explorar mais sobre esse conceito:</text:p>
      <text:p text:style-name="Standard"/>
      <text:p text:style-name="Standard">1. *Definição e Funcionamento*:</text:p>
      <text:p text:style-name="Standard"><text:s text:c="3"/>- As fazendas urbanas representam uma *nova abordagem na produção de alimentos*, trazendo a agricultura para o ambiente urbano e aproveitando espaços limitados para fornecer alimentos frescos e saudáveis para as comunidades locais.</text:p>
      <text:p text:style-name="Standard"><text:s text:c="3"/>- Essas fazendas podem ser instaladas em *telhados, terraços ou até mesmo dentro de prédios*, aproveitando ao máximo o espaço disponível nas áreas urbanas.</text:p>
      <text:p text:style-name="Standard"><text:s text:c="3"/>- O cultivo nessas fazendas é realizado por meio da *hidroponia*, um método inovador em que as plantas recebem os nutrientes necessários por meio de uma solução nutritiva precisa.</text:p>
      <text:p text:style-name="Standard"><text:s text:c="3"/>- Algumas fazendas urbanas também combinam o cultivo de plantas com a *aquicultura*, criando um sistema simbiótico em que os peixes fornecem nutrientes às plantas, e as plantas filtram a água que retorna aos tanques.</text:p>
      <text:p text:style-name="Standard"/>
      <text:p text:style-name="Standard">2. *Benefícios*:</text:p>
      <text:p text:style-name="Standard"><text:s text:c="3"/>- *Redução de custos logísticos: Produzindo alimentos próximos aos centros urbanos, as fazendas urbanas podem alcançar uma redução de até **50% nos custos logísticos*.</text:p>
      <text:p text:style-name="Standard"><text:s text:c="3"/>- *Segurança alimentar: Com cerca de **70% da população mundial vivendo em áreas urbanas até 2050*, essas fazendas desempenham um papel crucial na segurança alimentar das comunidades urbanas.</text:p>
      <text:p text:style-name="Standard"><text:s text:c="3"/>- *Sustentabilidade*: As fazendas urbanas aumentam a produtividade, dispensam o uso de agrotóxicos e resultam em alimentos de melhor qualidade para os consumidores.</text:p>
      <text:p text:style-name="Standard"/>
      <text:p text:style-name="Standard">Em resumo, as fazendas urbanas são uma opção promissora para aqueles preocupados com a sustentabilidade e o futuro da agricultura nas cidades ¹⁴. 🌱🏙</text:p>
      <text:p text:style-name="Standard"/>
      <text:p text:style-name="Standard">Origem: conversa com o Bing, 27/02/2024</text:p>
      <text:p text:style-name="Standard">(1) Fazendas Urbanas no Brasil: entenda o que são - Agro20. https://www.agro20.com.br/fazendas-urbanas/.</text:p>
      <text:p text:style-name="Standard">(2) Fazendas urbanas: conheça o conceito e descubra seus benefícios. https://blog.brkambiental.com.br/fazendas-urbanas/.</text:p>
      <text:p text:style-name="Standard">(3) Fazendas Urbanas no Brasil: entenda o que são - Agro20. https://bing.com/search?q=o+que+%c3%a9+fazenda+urbana.</text:p>
      <text:p text:style-name="Standard">(4) O que é uma Fazenda Urbana? - Spiegato. https://spiegato.com/pt/o-que-e-uma-fazenda-urbana.</text:p>
      <text:p text:style-name="Standard"/>
      <text:p text:style-name="Standard"/>
      <text:p text:style-name="P1">Fazenda s Urbanas no Brasil</text:p>
      <text:p text:style-name="Standard"/>
      <text:p text:style-name="Standard"/>
      <text:p text:style-name="Standard"/>
      <text:p text:style-name="Standard"><text:a xlink:type="simple" xlink:href="https://forbes.com.br/forbes-collab/2022/03/haroldo-rodrigues-conceito-de-fazenda-urbana-ganha-forca-no-brasil/" text:style-name="ListLabel_20_10" text:visited-style-name="ListLabel_20_10"><text:span text:style-name="T1">https://forbes.com.br/forbes-collab/2022/03/haroldo-rodrigues-conceito-de-fazenda-urbana-ganha-forca-no-brasil/</text:span></text:a></text:p>
      <text:p text:style-name="Standard"/>
      <text:p text:style-name="Standard">O texto fala sobre uma empresa “begreen” que elaborou uma rede de fazendas urbanas em várias cidades do Brasil e algumas em shopping centers como Shopping Bahia e um na Fábrica da Mercedes Bens. Todos esses lugares tem em comum a produção de alimentos (hortaliças, frutas e outros) dentro de ambientes urbanos e em espaços reduzidos usando técnicas avançadas de aquicultura, plantações livres de agrotôxicos. Eles ainda monitora a quantidade CO2 (retirado com meio ambiente), economia com uso de água.</text:p>
      <text:p text:style-name="Standard">Há ainda a economia do frete tendo em vista o menor deslocamento para o consumo.</text:p>
      <text:p text:style-name="Standard"/>
      <text:p text:style-name="Standard"/>
      <text:p text:style-name="P8"><text:bookmark text:name="_ofhc73qhuwna"/>Fazenda Urbanas no Mundo</text:p>
      <text:p text:style-name="Standard"/>
      <text:p text:style-name="P2">As <text:span text:style-name="T4">fazendas urbanas</text:span> têm ganhado destaque em todo o mundo, especialmente em resposta aos desafios de alimentar uma população global crescente. Vamos explorar o cenário das fazendas urbanas em diferentes regiões:</text:p>
      <text:list xml:id="list914106065" text:style-name="WWNum1">
        <text:list-item>
          <text:p text:style-name="P3"><text:span text:style-name="T4">Japão</text:span>:</text:p>
          <text:list>
            <text:list-item>
              <text:p text:style-name="P5">Após o terremoto de 2011 e o maremoto em Fukushima, o Japão investiu significativamente em <text:span text:style-name="T4">fazendas verticais</text:span>.</text:p>
            </text:list-item>
            <text:list-item>
              <text:p text:style-name="P5">Cerca de <text:span text:style-name="T4">150 fazendas verticais comerciais</text:span> foram estabelecidas no país, produzindo culturas para consumo em massa.</text:p>
            </text:list-item>
            <text:list-item>
              <text:p text:style-name="P5">Universidades e corporações também contribuíram para o desenvolvimento dessas fazendas.</text:p>
            </text:list-item>
          </text:list>
        </text:list-item>
        <text:list-item>
          <text:p text:style-name="P4"><text:span text:style-name="T4">Taiwan e Cingapura</text:span>:</text:p>
          <text:list>
            <text:list-item>
              <text:p text:style-name="P5">Ambos os países têm adotado fazendas urbanas como parte de suas estratégias para garantir o abastecimento de alimentos em áreas densamente povoadas.</text:p>
            </text:list-item>
            <text:list-item>
              <text:p text:style-name="P5">As fazendas verticais são uma solução para a <text:span text:style-name="T4">escassez de espaço</text:span> e a necessidade de produzir alimentos localmente.</text:p>
            </text:list-item>
          </text:list>
        </text:list-item>
        <text:list-item>
          <text:p text:style-name="P4"><text:span text:style-name="T4">Europa</text:span>:</text:p>
          <text:list>
            <text:list-item>
              <text:p text:style-name="P5">Na Expo 2015 em Milão, o Pavilhão dos Estados Unidos apresentou campos de vegetais de folhas em suas paredes exteriores, demonstrando o potencial das fazendas urbanas na Europa.</text:p>
            </text:list-item>
          </text:list>
        </text:list-item>
        <text:list-item>
          <text:p text:style-name="P4"><text:span text:style-name="T4">Estados Unidos</text:span>:</text:p>
          <text:list>
            <text:list-item>
              <text:p text:style-name="P5">As fazendas verticais também estão ganhando popularidade nos EUA, especialmente em cidades como Nova York, Chicago e Los Angeles.</text:p>
            </text:list-item>
            <text:list-item>
              <text:p text:style-name="P5">Essas fazendas oferecem produtos frescos e saudáveis para comunidades urbanas.</text:p>
            </text:list-item>
          </text:list>
        </text:list-item>
        <text:list-item>
          <text:p text:style-name="P4"><text:span text:style-name="T4">Brasil</text:span>:</text:p>
          <text:list>
            <text:list-item>
              <text:p text:style-name="P5">No Brasil, o conceito de fazendas urbanas está ganhando força.</text:p>
            </text:list-item>
            <text:list-item>
              <text:p text:style-name="P6"><text:a xlink:type="simple" xlink:href="https://aguapefazendaurbana.com.br/o-crescimento-das-fazendas-urbanas-pelo-mundo/" text:style-name="ListLabel_20_10" text:visited-style-name="ListLabel_20_10"><text:span text:style-name="T1">A </text:span></text:a><text:a xlink:type="simple" xlink:href="https://aguapefazendaurbana.com.br/o-crescimento-das-fazendas-urbanas-pelo-mundo/" text:style-name="ListLabel_20_11" text:visited-style-name="ListLabel_20_11"><text:span text:style-name="T2">agricultura urbana</text:span></text:a><text:a xlink:type="simple" xlink:href="https://aguapefazendaurbana.com.br/o-crescimento-das-fazendas-urbanas-pelo-mundo/" text:style-name="ListLabel_20_10" text:visited-style-name="ListLabel_20_10"><text:span text:style-name="T1"> é praticada por cerca de </text:span></text:a><text:a xlink:type="simple" xlink:href="https://aguapefazendaurbana.com.br/o-crescimento-das-fazendas-urbanas-pelo-mundo/" text:style-name="ListLabel_20_11" text:visited-style-name="ListLabel_20_11"><text:span text:style-name="T2">800 milhões de pessoas</text:span></text:a><text:a xlink:type="simple" xlink:href="https://aguapefazendaurbana.com.br/o-crescimento-das-fazendas-urbanas-pelo-mundo/" text:style-name="ListLabel_20_10" text:visited-style-name="ListLabel_20_10"><text:span text:style-name="T1"> em todo o mundo e ajuda a economizar na compra de alimentos </text:span></text:a><text:a xlink:type="simple" xlink:href="https://aguapefazendaurbana.com.br/o-crescimento-das-fazendas-urbanas-pelo-mundo/" text:style-name="ListLabel_20_12" text:visited-style-name="ListLabel_20_12"><text:span text:style-name="T3">1</text:span></text:a><text:a xlink:type="simple" xlink:href="https://forbes.com.br/forbes-collab/2022/03/haroldo-rodrigues-conceito-de-fazenda-urbana-ganha-forca-no-brasil/" text:style-name="ListLabel_20_12" text:visited-style-name="ListLabel_20_12"><text:span text:style-name="T3">2</text:span></text:a>.</text:p>
            </text:list-item>
          </text:list>
        </text:list-item>
      </text:list>
      <text:p text:style-name="P2">Embora as fazendas urbanas enfrentem desafios, como o alto investimento inicial e a necessidade de tecnologias aprimoradas, elas desempenham um papel importante em fornecer alimentos frescos, saudáveis e livres de agrotóxicos para as populações urbanas. 🌱🏙️</text:p>
      <text:p text:style-name="Standard"><text:a xlink:type="simple" xlink:href="https://aguapefazendaurbana.com.br/o-crescimento-das-fazendas-urbanas-pelo-mundo/" text:style-name="ListLabel_20_10" text:visited-style-name="ListLabel_20_10"><text:span text:style-name="T1">https://aguapefazendaurbana.com.br/o-crescimento-das-fazendas-urbanas-pelo-mundo/</text:span></text:a></text:p>
      <text:p text:style-name="Standard"><text:a xlink:type="simple" xlink:href="https://forbes.com.br/forbes-collab/2022/03/haroldo-rodrigues-conceito-de-fazenda-urbana-ganha-forca-no-brasil/" text:style-name="ListLabel_20_10" text:visited-style-name="ListLabel_20_10"><text:span text:style-name="T1">https://forbes.com.br/forbes-collab/2022/03/haroldo-rodrigues-conceito-de-fazenda-urbana-ganha-forca-no-brasil/</text:span></text:a></text:p>
      <text:p text:style-name="Standard"><text:a xlink:type="simple" xlink:href="https://www.agrolink.com.br/noticias/numero-de-fazendas-no-mundo-esta-diminuindo_479474.html" text:style-name="ListLabel_20_10" text:visited-style-name="ListLabel_20_10"><text:span text:style-name="T1">https://www.agrolink.com.br/noticias/numero-de-fazendas-no-mundo-esta-diminuindo_479474.html</text:span></text:a></text:p>
      <text:p text:style-name="Standard">https://brasilescola.uol.com.br/geografia/urbanizacao-no-mundo.htm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text-indent="0.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50%" fo:text-align="justify" style:justify-single-word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50%" fo:text-align="justify" style:justify-single-word="false" fo:keep-together="always" fo:keep-with-next="always"/>
      <style:text-properties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12" style:display-name="ListLabel 12" style:family="text">
      <style:text-properties fo:color="#1155cc" style:text-position="super 58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0.7866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2" meta:word-count="701" meta:character-count="5117" meta:non-whitespace-character-count="4455"/>
    <meta:generator>LibreOfficeDev/6.0.5.2$Linux_X86_64 LibreOffice_project/</meta:generator>
  </office:meta>
</office:document-meta>
</file>